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71d4" officeooo:paragraph-rsid="001c71d4"/>
    </style:style>
    <style:style style:name="P2" style:family="paragraph" style:parent-style-name="Standard">
      <style:text-properties officeooo:rsid="001d1aa3" officeooo:paragraph-rsid="001d1aa3"/>
    </style:style>
    <style:style style:name="P3" style:family="paragraph" style:parent-style-name="Standard">
      <style:text-properties officeooo:rsid="001e65f3" officeooo:paragraph-rsid="001e65f3"/>
    </style:style>
    <style:style style:name="P4" style:family="paragraph" style:parent-style-name="Standard">
      <style:text-properties officeooo:rsid="001e65f3" officeooo:paragraph-rsid="0021eb73"/>
    </style:style>
    <style:style style:name="P5" style:family="paragraph" style:parent-style-name="Standard">
      <style:text-properties officeooo:rsid="001e65f3" officeooo:paragraph-rsid="00263c3e"/>
    </style:style>
    <style:style style:name="P6" style:family="paragraph" style:parent-style-name="Standard">
      <style:text-properties officeooo:rsid="0021eb73" officeooo:paragraph-rsid="0021eb73"/>
    </style:style>
    <style:style style:name="P7" style:family="paragraph" style:parent-style-name="Standard">
      <style:text-properties officeooo:rsid="0021eb73" officeooo:paragraph-rsid="00263c3e"/>
    </style:style>
    <style:style style:name="P8" style:family="paragraph" style:parent-style-name="Table_20_Contents">
      <style:text-properties officeooo:rsid="0020446b" officeooo:paragraph-rsid="0020446b"/>
    </style:style>
    <style:style style:name="P9" style:family="paragraph" style:parent-style-name="Table_20_Contents">
      <style:text-properties officeooo:rsid="0020446b" officeooo:paragraph-rsid="0021eb73"/>
    </style:style>
    <style:style style:name="P10" style:family="paragraph" style:parent-style-name="Table_20_Contents">
      <style:text-properties officeooo:rsid="0020446b" officeooo:paragraph-rsid="00263c3e"/>
    </style:style>
    <style:style style:name="P11" style:family="paragraph" style:parent-style-name="Table_20_Contents">
      <style:text-properties officeooo:paragraph-rsid="0021eb73"/>
    </style:style>
    <style:style style:name="P12" style:family="paragraph" style:parent-style-name="Table_20_Contents">
      <style:text-properties officeooo:rsid="0021eb73" officeooo:paragraph-rsid="0021eb73"/>
    </style:style>
    <style:style style:name="P13" style:family="paragraph" style:parent-style-name="Table_20_Contents">
      <style:text-properties officeooo:rsid="002356b2" officeooo:paragraph-rsid="002356b2"/>
    </style:style>
    <style:style style:name="P14" style:family="paragraph" style:parent-style-name="Table_20_Contents">
      <style:text-properties officeooo:rsid="002356b2" officeooo:paragraph-rsid="00263c3e"/>
    </style:style>
    <style:style style:name="P15" style:family="paragraph" style:parent-style-name="Table_20_Contents">
      <style:text-properties officeooo:paragraph-rsid="002356b2"/>
    </style:style>
    <style:style style:name="P16" style:family="paragraph" style:parent-style-name="Table_20_Contents">
      <style:text-properties officeooo:rsid="00248fd2" officeooo:paragraph-rsid="00248fd2"/>
    </style:style>
    <style:style style:name="P17" style:family="paragraph" style:parent-style-name="Table_20_Contents">
      <style:text-properties officeooo:rsid="00248fd2" officeooo:paragraph-rsid="00263c3e"/>
    </style:style>
    <style:style style:name="P18" style:family="paragraph" style:parent-style-name="Table_20_Contents">
      <style:text-properties officeooo:paragraph-rsid="00263c3e"/>
    </style:style>
    <style:style style:name="P19" style:family="paragraph" style:parent-style-name="Table_20_Contents">
      <style:text-properties officeooo:rsid="00263c3e" officeooo:paragraph-rsid="00263c3e"/>
    </style:style>
    <style:style style:name="P20" style:family="paragraph" style:parent-style-name="Table_20_Contents">
      <style:text-properties officeooo:rsid="00263c3e" officeooo:paragraph-rsid="00266273"/>
    </style:style>
    <style:style style:name="T1" style:family="text">
      <style:text-properties officeooo:rsid="001d1aa3"/>
    </style:style>
    <style:style style:name="T2" style:family="text">
      <style:text-properties officeooo:rsid="0021eb73"/>
    </style:style>
    <style:style style:name="T3" style:family="text">
      <style:text-properties officeooo:rsid="002356b2"/>
    </style:style>
    <style:style style:name="T4" style:family="text">
      <style:text-properties officeooo:rsid="00263c3e"/>
    </style:style>
    <style:style style:name="T5" style:family="text">
      <style:text-properties officeooo:rsid="00267d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:</text:p>
      <text:p text:style-name="P1"/>
      <text:p text:style-name="P1">1. On observe qu’il y a une deadlock.</text:p>
      <text:p text:style-name="P1">Cette erreur survient même avec un niveau d’isolation repeatable read.</text:p>
      <text:p text:style-name="P1"/>
      <text:p text:style-name="P1">2. <text:span text:style-name="T1">Dans le niveau repeatable read, on est bloqué dans la seconde transaction jusqu’au moment où l’on fait un commit dans la première transaction.</text:span></text:p>
      <text:p text:style-name="P1"/>
      <text:p text:style-name="P2">4. On s’attendait à ce qu’au moins 1 objet soit supprimé de la table.</text:p>
      <text:p text:style-name="P2">Or aucun élément a été supprimé de la table.</text:p>
      <text:p text:style-name="P2"/>
      <text:p text:style-name="P3">EXERCICE 2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BEGIN ISOLATION LEVEL READ COMMITTED;</text:p>
          </table:table-cell>
          <table:table-cell table:style-name="Table1.B1" office:value-type="string">
            <text:p text:style-name="P8">BEGIN ISOLATION LEVEL READ COMMITTED;</text:p>
          </table:table-cell>
        </table:table-row>
        <table:table-row>
          <table:table-cell table:style-name="Table1.A2" office:value-type="string">
            <text:p text:style-name="P8">DELETE FROM demande WHERE <text:span text:style-name="T2">pid = 8</text:span>;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2">SELECT * FROM demande;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8">UPDATE partie SET etat = ‘fermé’ WHERE pid = 8;</text:p>
          </table:table-cell>
        </table:table-row>
        <table:table-row>
          <table:table-cell table:style-name="Table1.A2" office:value-type="string">
            <text:p text:style-name="P8">COMMIT;</text:p>
          </table:table-cell>
          <table:table-cell table:style-name="Table1.B2" office:value-type="string">
            <text:p text:style-name="P8">COMMIT;</text:p>
          </table:table-cell>
        </table:table-row>
      </table:table>
      <text:p text:style-name="P3"/>
      <text:p text:style-name="P6">READ COMMITTED = X</text:p>
      <text:p text:style-name="P6">REPEATABLE READ = X</text:p>
      <text:p text:style-name="P6">SERIALIZABLE = X</text:p>
      <text:p text:style-name="P6"/>
      <text:p text:style-name="P6">L’erreur persiste à chaque niveau d’isolation</text:p>
      <text:p text:style-name="P6"/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BEGIN ISOLATION LEVEL READ COMMITTED;</text:p>
          </table:table-cell>
          <table:table-cell table:style-name="Table2.B1" office:value-type="string">
            <text:p text:style-name="P9">BEGIN ISOLATION LEVEL READ COMMITTED;</text:p>
          </table:table-cell>
        </table:table-row>
        <table:table-row>
          <table:table-cell table:style-name="Table2.A2" office:value-type="string">
            <text:p text:style-name="P13">UPDATE partie SET etat = ‘annulée’ WHERE pid = 8;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5"><text:span text:style-name="T3">UPDATE demande SET statut = ‘refusé’ WHERE pid = 8;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6">SELECT * FROM partie WHERE etat = ‘annulée’;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3">INSERT INTO demande (jid, pid) VALUES (<text:span text:style-name="T4">3</text:span>, 8);</text:p>
          </table:table-cell>
        </table:table-row>
        <table:table-row>
          <table:table-cell table:style-name="Table2.A2" office:value-type="string">
            <text:p text:style-name="P9">COMMIT;</text:p>
          </table:table-cell>
          <table:table-cell table:style-name="Table2.B2" office:value-type="string">
            <text:p text:style-name="P9">COMMIT;</text:p>
          </table:table-cell>
        </table:table-row>
      </table:table>
      <text:p text:style-name="P4"/>
      <text:p text:style-name="P6">READ COMMITTED = X</text:p>
      <text:p text:style-name="P6">REPEATABLE READ = X</text:p>
      <text:p text:style-name="P6">SERIALIZABLE = <text:span text:style-name="T4">OK</text:span></text:p>
      <text:p text:style-name="P6"/>
      <text:p text:style-name="P5"><text:line-break/><text:line-break/></text:p>
      <table:table table:name="Table3" table:style-name="Table3">
        <table:table-column table:style-name="Table3.A" table:number-columns-repeated="2"/>
        <text:soft-page-break/>
        <table:table-row>
          <table:table-cell table:style-name="Table3.A1" office:value-type="string">
            <text:p text:style-name="P10">BEGIN ISOLATION LEVEL READ COMMITTED;</text:p>
          </table:table-cell>
          <table:table-cell table:style-name="Table3.B1" office:value-type="string">
            <text:p text:style-name="P10">BEGIN ISOLATION LEVEL READ COMMITTED;</text:p>
          </table:table-cell>
        </table:table-row>
        <table:table-row>
          <table:table-cell table:style-name="Table3.A2" office:value-type="string">
            <text:p text:style-name="P14">UPDATE partie SET etat = ‘annulée’ WHERE pid = 8;</text:p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><text:span text:style-name="T3">UPDATE demande SET statut = ‘refusé’ WHERE pid = 8;</text:span></text:p>
          </table:table-cell>
          <table:table-cell table:style-name="Table3.B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20">UPDATE demande SET statut = ‘validé’ WHERE pid = 8;</text:p>
          </table:table-cell>
        </table:table-row>
        <table:table-row>
          <table:table-cell table:style-name="Table3.A2" office:value-type="string">
            <text:p text:style-name="P10">COMMIT;</text:p>
          </table:table-cell>
          <table:table-cell table:style-name="Table3.B2" office:value-type="string">
            <text:p text:style-name="P10">COMMIT;</text:p>
          </table:table-cell>
        </table:table-row>
      </table:table>
      <text:p text:style-name="P5"/>
      <text:p text:style-name="P7">READ COMMITTED = X</text:p>
      <text:p text:style-name="P7">REPEATABLE READ = <text:span text:style-name="T5">OK</text:span></text:p>
      <text:p text:style-name="P7">SERIALIZABLE = <text:span text:style-name="T4">OK</text:span>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6:33:23.066662957</meta:creation-date>
    <dc:date>2021-04-06T18:10:33.327397504</dc:date>
    <meta:editing-duration>PT15M8S</meta:editing-duration>
    <meta:editing-cycles>4</meta:editing-cycles>
    <meta:generator>LibreOffice/6.4.6.2$Linux_X86_64 LibreOffice_project/40$Build-2</meta:generator>
    <meta:document-statistic meta:table-count="3" meta:image-count="0" meta:object-count="0" meta:page-count="2" meta:paragraph-count="40" meta:word-count="231" meta:character-count="1302" meta:non-whitespace-character-count="1108"/>
  </office:meta>
</office:document-meta>
</file>